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line-height="150%"/>
      <style:text-properties style:use-window-font-color="true" style:font-name="Times New Roman" officeooo:rsid="001f1104" officeooo:paragraph-rsid="001f1104"/>
    </style:style>
    <style:style style:name="P2" style:family="paragraph" style:parent-style-name="Standard">
      <style:paragraph-properties fo:line-height="150%"/>
      <style:text-properties style:use-window-font-color="true" style:font-name="Times New Roman" officeooo:rsid="001f1104" officeooo:paragraph-rsid="002523bf"/>
    </style:style>
    <style:style style:name="P3" style:family="paragraph" style:parent-style-name="Standard">
      <style:paragraph-properties fo:line-height="150%"/>
      <style:text-properties style:use-window-font-color="true" style:font-name="Times New Roman" fo:font-weight="bold" officeooo:rsid="001f1104" officeooo:paragraph-rsid="001f1104" style:font-weight-asian="bold" style:font-weight-complex="bold"/>
    </style:style>
    <style:style style:name="T1" style:family="text">
      <style:text-properties officeooo:rsid="00206ede"/>
    </style:style>
    <style:style style:name="T2" style:family="text">
      <style:text-properties officeooo:rsid="00219c96"/>
    </style:style>
    <style:style style:name="T3" style:family="text">
      <style:text-properties officeooo:rsid="002523bf"/>
    </style:style>
    <style:style style:name="T4" style:family="text">
      <style:text-properties officeooo:rsid="0026b286"/>
    </style:style>
    <style:style style:name="T5" style:family="text">
      <style:text-properties fo:language="en" fo:country="US" officeooo:rsid="0026b286"/>
    </style:style>
    <style:style style:name="T6" style:family="text">
      <style:text-properties fo:language="en" fo:country="US" officeooo:rsid="002523bf"/>
    </style:style>
    <style:style style:name="T7" style:family="text">
      <style:text-properties fo:language="en" fo:country="US" officeooo:rsid="00333b8c"/>
    </style:style>
    <style:style style:name="T8" style:family="text">
      <style:text-properties officeooo:rsid="002b9be1"/>
    </style:style>
    <style:style style:name="T9" style:family="text">
      <style:text-properties officeooo:rsid="002fd755"/>
    </style:style>
    <style:style style:name="T10" style:family="text">
      <style:text-properties officeooo:rsid="003196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cedimentos</text:p>
      <text:p text:style-name="P1"/>
      <text:p text:style-name="P1"/>
      <text:p text:style-name="P1"><text:tab/>Nesta pesquisa desenvolveu-se uma aplicação que exemplifica os conceitos de uma arquitetura modular, <text:span text:style-name="T1">utilizando como principais tecnologias, a</text:span> linguagem de programação Java <text:span text:style-name="T1">e a especificação OSGi, que oferece suporte a modularização de softwares.</text:span></text:p>
      <text:p text:style-name="P1"><text:tab/><text:span text:style-name="T2">Para o desenvolvimento desta pesquisa, foi definido um cronograma com os principais procedimentos, que foram executados de forma progressiva conforme os resultados obtidos através dos estudos realizados em cada tecnologia.</text:span></text:p>
      <text:p text:style-name="P1"/>
      <text:p text:style-name="P1"/>
      <text:p text:style-name="P1">→<text:span text:style-name="T3"> Prototipação</text:span></text:p>
      <text:p text:style-name="P1"/>
      <text:p text:style-name="P1"/>
      <text:p text:style-name="P2"><text:tab/><text:span text:style-name="T3">Através dos resultados obtidos na realização de estudos sobre a especificação OSGi, desenvolveu-se protótipos a fim de verificar seu funcionamento. Foram desenvolvidos diferentes tipos de protótipos, com o objetivo de definir como seria desenvolvido uma aplicação que demonstrasse a modularização de softwares.</text:span></text:p>
      <text:p text:style-name="P2"><text:tab/><text:span text:style-name="T4">Desenvolveu-se protótipos que podem ser executados no ambiente do tipo </text:span><text:span text:style-name="T5">desktop</text:span><text:span text:style-name="T4"> e web. De acordo com os resultados, definimos que a aplicação desenvolvida para exemplificar um software modularizado seria do tipo web.</text:span></text:p>
      <text:p text:style-name="P2"><text:span text:style-name="T3"><text:tab/>A especificação OSGi é implementada por vários </text:span><text:span text:style-name="T6">frameworks</text:span><text:span text:style-name="T3">, dentre eles, os protótipos foram criados utilizando </text:span><text:span text:style-name="T7">o</text:span><text:span text:style-name="T3"> </text:span><text:span text:style-name="T6">Equinox</text:span><text:span text:style-name="T3"> e Apache </text:span><text:span text:style-name="T6">Felix.</text:span><text:span text:style-name="T3"> Desta forma, definiu-se como implementação a ser utilizada para o desenvolvimento o </text:span><text:span text:style-name="T6">framework</text:span><text:span text:style-name="T3"> Apache </text:span><text:span text:style-name="T6">Felix</text:span><text:span text:style-name="T3">, devido a sua excelente integração com o GlassFish. Devido a isso, definiu-se também, a utilização do GlassFish como servidor de aplicação, completando assim o escopo back-end para o desenvolvimento de uma aplicação web.</text:span></text:p>
      <text:p text:style-name="P2"><text:tab/><text:span text:style-name="T8">Com o desenvolvimento dos protótipos, baseado nos estudos realizados, observamos que a tecnologia OSGi oferece suporte a projetos do tipo OSGi Bundle, Java Application, Web Aplication e Enterprise JavaBean. Com isso constatamos que podemos desenvolver módulos de diferentes tipos, que interagem entre si através de interfaces bem definidas, que são disponibilizadas como serviços ou exportadas dentro do contexto OSGi.</text:span></text:p>
      <text:p text:style-name="P2"><text:tab/><text:span text:style-name="T9">Foram desenvolvidos também protótipos de módulos responsáveis de disponibilizar a interface gráfica com o usuário, utilizando as tecnologias HTML, JavaScripts, AngularJS, CSS e Bootstrap.</text:span></text:p>
      <text:p text:style-name="P2"><text:tab/><text:span text:style-name="T9">A prototipação foi um procedimento muito importante para o desenvolvimento deste projeto, </text:span><text:soft-page-break/><text:span text:style-name="T9">pois além comprovarmos o funcionamento prático das teorias estudadas, observamos que o desenvolvimento modular requer um planejamento complexo de sua arquitetura, proporcionando desacoplamento dos módulos e alta coesão, ou seja, os módulos podem ser desinstalados, parados e atualizados em tempo de execução sem afetar outros módulos, além de definir responsabilidades específicas para cada módul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lipe Prado</meta:initial-creator>
    <meta:creation-date>2015-08-22T19:58:00.627385718</meta:creation-date>
    <meta:generator>LibreOffice/4.3.3.2$Linux_X86_64 LibreOffice_project/430m0$Build-2</meta:generator>
    <dc:date>2015-08-23T14:25:14.057840821</dc:date>
    <dc:creator>Felipe Prado</dc:creator>
    <meta:editing-duration>PT4H53M35S</meta:editing-duration>
    <meta:editing-cycles>39</meta:editing-cycles>
    <meta:document-statistic meta:table-count="0" meta:image-count="0" meta:object-count="0" meta:page-count="2" meta:paragraph-count="10" meta:word-count="357" meta:character-count="2585" meta:non-whitespace-character-count="2230"/>
  </office:meta>
</office:document-meta>
</file>